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900000056ECA49BAD.png"/>
  <manifest:file-entry manifest:media-type="image/png" manifest:full-path="Pictures/100002010000049D000001D94EB33029.png"/>
  <manifest:file-entry manifest:media-type="image/png" manifest:full-path="Pictures/100002010000049D0000023CE19C669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65cm" fo:min-width="0cm"/>
    </style:style>
    <style:style style:name="gr4" style:family="graphic" style:parent-style-name="standard">
      <style:graphic-properties draw:stroke="none" draw:fill="none" fo:min-height="1.894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2.894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549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54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2.428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428cm" fo:padding-top="0.125cm" fo:padding-bottom="0.125cm" fo:padding-left="0.25cm" fo:padding-right="0.25cm" fo:wrap-option="wrap"/>
    </style:style>
    <style:style style:name="pr3" style:family="presentation" style:parent-style-name="Standard_20_1-notes">
      <style:graphic-properties draw:stroke="none" svg:stroke-width="0cm" draw:fill="none" draw:fill-color="#ffffff" draw:textarea-vertical-align="top" draw:auto-grow-height="false" fo:min-height="12.428cm" fo:padding-top="0.125cm" fo:padding-bottom="0.125cm" fo:padding-left="0.25cm" fo:padding-right="0.25cm" fo:wrap-option="wrap"/>
    </style:style>
    <style:style style:name="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428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end"/>
    </style:style>
    <style:style style:name="P3" style:family="paragraph">
      <style:paragraph-properties fo:margin-top="0cm" fo:margin-bottom="0cm" fo:text-align="start" style:punctuation-wrap="hanging" style:writing-mode="lr-tb"/>
      <style:text-properties fo:font-size="14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style:text-line-through-style="none" fo:font-family="Calibri" style:font-family-generic="swiss" fo:letter-spacing="normal" fo:font-style="normal" style:text-underline-style="none" fo:font-weight="normal" style:font-family-asian="'ＭＳ Ｐゴシック'" style:font-pitch-asian="fixed" style:font-style-asian="normal" style:font-weight-asian="normal" style:font-family-complex="+mn-cs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line-through-style="none" fo:letter-spacing="normal" fo:font-style="normal" style:text-underline-style="none" fo:font-weight="normal" style:font-family-asian="'ＭＳ Ｐゴシック'" style:font-pitch-asian="fixed" style:font-style-asian="normal" style:font-weight-asian="normal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name="Rectangle 3" draw:style-name="gr1" draw:text-style-name="P1" draw:layer="layout" svg:width="23.873cm" svg:height="13.175cm" svg:x="1.023cm" svg:y="4.49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7.916cm" svg:height="3cm" svg:x="2.8cm" svg:y="5cm">
          <draw:text-box>
            <text:p text:style-name="P2"/>
            <text:p/>
          </draw:text-box>
        </draw:frame>
        <draw:frame draw:style-name="gr3" draw:layer="layout" svg:width="5.112cm" svg:height="6.615cm" svg:x="0.088cm" svg:y="11.8cm">
          <draw:text-box>
            <text:p><text:span text:style-name="T1"/></text:p>
            <text:p>©</text:p>
            <text:p>Stefan Gölles</text:p>
            <text:p>Manuel Papst</text:p>
            <text:p>Peter Pranter</text:p>
            <text:p>Lukas Radacher</text:p>
            <text:p/>
          </draw:text-box>
        </draw:frame>
        <draw:frame draw:style-name="gr4" draw:layer="layout" svg:width="20.623cm" svg:height="2.144cm" svg:x="2.377cm" svg:y="4.256cm">
          <draw:text-box>
            <text:p><text:span text:style-name="T1">Mighty Lunatics – QuizApp</text:span></text:p>
          </draw:text-box>
        </draw:frame>
        <presentation:notes draw:style-name="dp2">
          <draw:page-thumbnail draw:name="Folienbildplatzhalter 1" draw:style-name="gr5" draw:layer="layout" svg:width="13.815cm" svg:height="10.357cm" svg:x="2.553cm" svg:y="2.073cm" draw:page-number="1" presentation:class="page"/>
          <draw:frame draw:name="Notizenplatzhalter 2" presentation:style-name="pr1" draw:text-style-name="P1" draw:layer="layout" svg:width="15.138cm" svg:height="12.426cm" svg:x="1.892cm" svg:y="13.119cm" presentation:class="notes" presentation:user-transformed="true">
            <draw:text-box>
              <text:p/>
            </draw:text-box>
          </draw:frame>
          <draw:frame draw:name="Foliennummernplatzhalter 3" presentation:style-name="pr2" draw:text-style-name="P4" draw:layer="layout" svg:width="8.197cm" svg:height="1.384cm" svg:x="10.72cm" svg:y="26.229cm" presentation:class="page-number" presentation:user-transformed="true">
            <draw:text-box>
              <text:p text:style-name="P3"><text:span text:style-name="T2"><text:page-number>&lt;Nummer&gt;</text:page-number></text:span></text:p>
            </draw:text-box>
          </draw:frame>
        </presentation:notes>
      </draw:page>
      <draw:page draw:name="History of TU Graz" draw:style-name="dp3" draw:master-page-name="Standard_20_1">
        <draw:frame draw:style-name="gr4" draw:layer="layout" svg:width="20.623cm" svg:height="2.144cm" svg:x="2cm" svg:y="1.456cm">
          <draw:text-box>
            <text:p><text:span text:style-name="T1">Idea</text:span></text:p>
          </draw:text-box>
        </draw:frame>
        <draw:frame draw:style-name="gr6" draw:layer="layout" svg:width="23.797cm" svg:height="11.163cm" svg:x="0.667cm" svg:y="4.6cm">
          <draw:text-box>
            <text:list text:style-name="L3">
              <text:list-item>
                <text:p><text:span text:style-name="T3">Simple Quiz App with 8 Question Categories </text:span></text:p>
                <text:p><text:span text:style-name="T3">(Film,Gaming,Geographie,Musik,Sport,Technik und </text:span></text:p>
                <text:p><text:span text:style-name="T3">Wirtschaft) with 50 Questions each</text:span></text:p>
                <text:p><text:span text:style-name="T3"/></text:p>
              </text:list-item>
              <text:list-item>
                <text:p><text:span text:style-name="T3">Different play mods (Just for Fun and </text:span></text:p>
                <text:p><text:span text:style-name="T3">„</text:span><text:span text:style-name="T3">Competetive“ Mode)</text:span></text:p>
                <text:p><text:span text:style-name="T3"/></text:p>
              </text:list-item>
              <text:list-item>
                <text:p><text:span text:style-name="T3">Improve general knowledge and to kill some time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name="Folienbildplatzhalter 1" draw:style-name="gr5" draw:layer="layout" svg:width="13.815cm" svg:height="10.357cm" svg:x="2.553cm" svg:y="2.073cm" draw:page-number="2" presentation:class="page"/>
          <draw:frame draw:name="Notizenplatzhalter 2" presentation:style-name="pr3" draw:text-style-name="P1" draw:layer="layout" svg:width="15.138cm" svg:height="12.426cm" svg:x="1.892cm" svg:y="13.119cm" presentation:class="notes" presentation:user-transformed="true">
            <draw:text-box>
              <text:p><text:span text:style-name="T4">Picture of Archduke Johann: © TU Graz</text:span></text:p>
              <text:p><text:span text:style-name="T4"/></text:p>
            </draw:text-box>
          </draw:frame>
          <draw:frame draw:name="Foliennummernplatzhalter 3" presentation:style-name="pr4" draw:text-style-name="P4" draw:layer="layout" svg:width="8.197cm" svg:height="1.384cm" svg:x="10.72cm" svg:y="26.229cm" presentation:class="page-number" presentation:user-transformed="true">
            <draw:text-box>
              <text:p text:style-name="P3"><text:span text:style-name="T2"><text:page-number>&lt;Nummer&gt;</text:page-number></text:span></text:p>
            </draw:text-box>
          </draw:frame>
        </presentation:notes>
      </draw:page>
      <draw:page draw:name="page3" draw:style-name="dp1" draw:master-page-name="Standard_20_1">
        <draw:frame draw:style-name="gr4" draw:layer="layout" svg:width="20.623cm" svg:height="2.144cm" svg:x="2.001cm" svg:y="1.456cm">
          <draw:text-box>
            <text:p><text:span text:style-name="T1">Functionaltiy</text:span></text:p>
          </draw:text-box>
        </draw:frame>
        <draw:frame draw:style-name="gr7" draw:layer="layout" svg:width="24.575cm" svg:height="4.639cm" svg:x="0.668cm" svg:y="4cm">
          <draw:text-box>
            <text:list text:style-name="L3">
              <text:list-item>
                <text:p><text:span text:style-name="T3">Game Mode </text:span></text:p>
                <text:list>
                  <text:list-item>
                    <text:p><text:span text:style-name="T3">Randomly selected Question from all Categor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3">is shown</text:span></text:p>
                  </text:list-header>
                  <text:list-item>
                    <text:p><text:span text:style-name="T3">Game continues until a Question is answered wrong</text:span></text:p>
                  </text:list-item>
                </text:list>
              </text:list-item>
            </text:list>
          </draw:text-box>
        </draw:frame>
        <draw:frame draw:style-name="gr8" draw:layer="layout" svg:width="21.772cm" svg:height="3.542cm" svg:x="0.676cm" svg:y="9.361cm">
          <draw:text-box>
            <text:list text:style-name="L3">
              <text:list-item>
                <text:p><text:span text:style-name="T3">Training Mode </text:span></text:p>
              </text:list-item>
            </text:list>
            <text:list text:style-name="L4">
              <text:list-item>
                <text:list>
                  <text:list-item>
                    <text:p><text:span text:style-name="T3">Like Game Mode but game continues forever </text:span></text:p>
                    <text:p><text:span text:style-name="T3">or until you get bored</text:span></text:p>
                  </text:list-item>
                </text:list>
              </text:list-item>
            </text:list>
          </draw:text-box>
        </draw:frame>
        <draw:frame draw:style-name="gr9" draw:layer="layout" svg:width="19.838cm" svg:height="2.445cm" svg:x="0.762cm" svg:y="14.555cm">
          <draw:text-box>
            <text:list text:style-name="L3">
              <text:list-item>
                <text:p><text:span text:style-name="T3">Highscore</text:span></text:p>
                <text:list>
                  <text:list-item>
                    <text:p><text:span text:style-name="T3">Shows best current Score of Game Mode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4" draw:style-name="dp1" draw:master-page-name="Standard_20_1">
        <draw:frame draw:style-name="gr10" draw:layer="layout" svg:width="21.598cm" svg:height="3.144cm" svg:x="2.002cm" svg:y="1.456cm">
          <draw:text-box>
            <text:p><text:span text:style-name="T1">Problems and Future Tasks</text:span></text:p>
          </draw:text-box>
        </draw:frame>
        <draw:frame draw:style-name="gr11" draw:layer="layout" svg:width="8.931cm" svg:height="12.799cm" svg:x="13.8cm" svg:y="4.001cm">
          <draw:text-box>
            <text:list text:style-name="L3">
              <text:list-item>
                <text:p><text:span text:style-name="T5">Future Tasks</text:span></text:p>
                <text:list>
                  <text:list-item>
                    <text:list>
                      <text:list-header>
                        <text:p><text:span text:style-name="T5"/></text:p>
                      </text:list-header>
                      <text:list-item>
                        <text:p><text:span text:style-name="T5">Improve UI</text:span></text:p>
                        <text:p><text:span text:style-name="T5"/></text:p>
                      </text:list-item>
                      <text:list-item>
                        <text:p><text:span text:style-name="T5">Add more Questions and Categories</text:span></text:p>
                        <text:p><text:span text:style-name="T5"/></text:p>
                      </text:list-item>
                      <text:list-item>
                        <text:p><text:span text:style-name="T5">Add Multiplayer</text:span><text:span text:style-name="T3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5" draw:layer="layout" svg:width="8.931cm" svg:height="12.799cm" svg:x="1.6cm" svg:y="4cm">
          <draw:text-box>
            <text:list text:style-name="L3">
              <text:list-item>
                <text:p text:style-name="P5"><text:span text:style-name="T5">Problems</text:span></text:p>
                <text:p text:style-name="P5"><text:span text:style-name="T5"/></text:p>
                <text:list>
                  <text:list-item>
                    <text:p text:style-name="P5"><text:span text:style-name="T5">Consequent Test Driven Developement</text:span></text:p>
                    <text:p text:style-name="P5"><text:span text:style-name="T5"/></text:p>
                  </text:list-item>
                  <text:list-item>
                    <text:p text:style-name="P5"><text:span text:style-name="T5">Find dates where all group members have time</text:span></text:p>
                    <text:p text:style-name="P5"><text:span text:style-name="T5"/></text:p>
                  </text:list-item>
                  <text:list-item>
                    <text:p text:style-name="P5"><text:span text:style-name="T5">Layout for different Devices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5" draw:style-name="dp1" draw:master-page-name="Standard_20_1">
        <draw:frame draw:style-name="gr13" draw:text-style-name="P6" draw:layer="layout" svg:width="23.536cm" svg:height="5.927cm" svg:x="1.264cm" svg:y="6cm">
          <draw:text-box>
            <text:p><text:span text:style-name="T1">Danke für die Aufmerksamkeit!</text:span></text:p>
            <text:p><text:span text:style-name="T1"/></text:p>
            <text:p><text:span text:style-name="T1">Thank you for your Attention!</text:span></text:p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a6a6a6" draw:end-color="#ffffff" draw:start-intensity="100%" draw:end-intensity="100%" draw:angle="18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595959" style:text-outline="false" style:text-line-through-style="none" fo:font-family="Arial" fo:font-size="26pt" fo:letter-spacing="normal" fo:language="de" fo:country="DE" fo:font-style="normal" fo:text-shadow="none" style:text-underline-style="none" fo:font-weight="normal" style:letter-kerning="true" style:font-family-asian="'ＭＳ Ｐゴシック'" style:font-size-asian="26pt" style:language-asian="de" style:country-asian="DE" style:font-style-asian="normal" style:font-weight-asian="normal" style:font-family-complex="'ＭＳ Ｐゴシック'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595959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32pt" style:language-asian="de" style:country-asian="DE" style:font-style-asian="normal" style:font-weight-asian="normal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595959" style:text-outline="false" style:text-line-through-style="none" fo:font-family="Arial" fo:font-size="26pt" fo:letter-spacing="normal" fo:language="de" fo:country="DE" fo:font-style="normal" fo:text-shadow="none" style:text-underline-style="none" fo:font-weight="normal" style:letter-kerning="true" style:font-family-asian="'ＭＳ Ｐゴシック'" style:font-size-asian="26pt" style:language-asian="de" style:country-asian="DE" style:font-style-asian="normal" style:font-weight-asian="normal" style:font-family-complex="'ＭＳ Ｐゴシック'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 style:writing-mode="lr-tb"/>
      <style:text-properties fo:color="#595959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32pt" style:language-asian="de" style:country-asian="DE" style:font-style-asian="normal" style:font-weight-asian="normal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595959" style:text-outline="false" style:text-line-through-style="none" fo:font-family="Arial" fo:font-size="26pt" fo:letter-spacing="normal" fo:language="de" fo:country="DE" fo:font-style="normal" fo:text-shadow="none" style:text-underline-style="none" fo:font-weight="normal" style:letter-kerning="true" style:font-family-asian="'ＭＳ Ｐゴシック'" style:font-size-asian="26pt" style:language-asian="de" style:country-asian="DE" style:font-style-asian="normal" style:font-weight-asian="normal" style:font-family-complex="'ＭＳ Ｐゴシック'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simple" style:writing-mode="lr-tb"/>
      <style:text-properties fo:color="#595959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32pt" style:language-asian="de" style:country-asian="DE" style:font-style-asian="normal" style:font-weight-asian="normal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595959" style:text-outline="false" style:text-line-through-style="none" fo:font-family="Arial" fo:font-size="26pt" fo:letter-spacing="normal" fo:language="de" fo:country="DE" fo:font-style="normal" fo:text-shadow="none" style:text-underline-style="none" fo:font-weight="normal" style:letter-kerning="true" style:font-family-asian="'ＭＳ Ｐゴシック'" style:font-size-asian="26pt" style:language-asian="de" style:country-asian="DE" style:font-style-asian="normal" style:font-weight-asian="normal" style:font-family-complex="'ＭＳ Ｐゴシック'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simple" style:writing-mode="lr-tb"/>
      <style:text-properties fo:color="#595959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32pt" style:language-asian="de" style:country-asian="DE" style:font-style-asian="normal" style:font-weight-asian="normal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595959" style:text-outline="false" style:text-line-through-style="none" fo:font-family="Arial" fo:font-size="26pt" fo:letter-spacing="normal" fo:language="de" fo:country="DE" fo:font-style="normal" fo:text-shadow="none" style:text-underline-style="none" fo:font-weight="normal" style:letter-kerning="true" style:font-family-asian="'ＭＳ Ｐゴシック'" style:font-size-asian="26pt" style:language-asian="de" style:country-asian="DE" style:font-style-asian="normal" style:font-weight-asian="normal" style:font-family-complex="'ＭＳ Ｐゴシック'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top="0cm" fo:margin-bottom="0.4cm" fo:text-align="start" style:punctuation-wrap="simple" style:writing-mode="lr-tb"/>
      <style:text-properties fo:color="#595959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top="0cm" fo:margin-bottom="0.3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top="0cm" fo:margin-bottom="0.2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32pt" style:language-asian="de" style:country-asian="DE" style:font-style-asian="normal" style:font-weight-asian="normal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5-background" style:display-name="Standard 5-background" style:family="presentation">
      <style:graphic-properties draw:stroke="none" draw:fill="gradient"/>
      <style:text-properties style:letter-kerning="true"/>
    </style:style>
    <style:style style:name="Standard_20_5-backgroundobjects" style:display-name="Standard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595959" style:text-outline="false" style:text-line-through-style="none" fo:font-family="Arial" fo:font-size="26pt" fo:letter-spacing="normal" fo:language="de" fo:country="DE" fo:font-style="normal" fo:text-shadow="none" style:text-underline-style="none" fo:font-weight="normal" style:letter-kerning="true" style:font-family-asian="'ＭＳ Ｐゴシック'" style:font-size-asian="26pt" style:language-asian="de" style:country-asian="DE" style:font-style-asian="normal" style:font-weight-asian="normal" style:font-family-complex="'ＭＳ Ｐゴシック'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5-outline2" style:display-name="Standard 5-outline2" style:family="presentation" style:parent-style-name="Standard_20_5-outline1">
      <style:paragraph-properties fo:margin-top="0cm" fo:margin-bottom="0.4cm" fo:text-align="start" style:punctuation-wrap="simple" style:writing-mode="lr-tb"/>
      <style:text-properties fo:color="#595959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5-outline3" style:display-name="Standard 5-outline3" style:family="presentation" style:parent-style-name="Standard_20_5-outline2">
      <style:paragraph-properties fo:margin-top="0cm" fo:margin-bottom="0.3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5-outline4" style:display-name="Standard 5-outline4" style:family="presentation" style:parent-style-name="Standard_20_5-outline3">
      <style:paragraph-properties fo:margin-top="0cm" fo:margin-bottom="0.2cm" fo:text-align="start" style:punctuation-wrap="simple" style:writing-mode="lr-tb"/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5-outline5" style:display-name="Standard 5-outline5" style:family="presentation" style:parent-style-name="Standard_20_5-outline4">
      <style:paragraph-properties fo:margin-top="0cm" fo:margin-bottom="0.1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cm" fo:margin-bottom="0.1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cm" fo:margin-bottom="0.1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cm" fo:margin-bottom="0.1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cm" fo:margin-bottom="0.1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32pt" style:language-asian="de" style:country-asian="DE" style:font-style-asian="normal" style:font-weight-asian="normal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22cm" fo:page-height="27.618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d9d9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f7014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cm, -0.099cm, -0.1cm, -0.099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26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cm" fo:padding-left="0cm" fo:padding-right="0.25cm" fo:wrap-option="wrap"/>
    </style:style>
    <style:style style:name="Mgr12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2cm, -0.012cm, -0.012cm, -0.012cm)" draw:image-opacity="100%" style:mirror="none"/>
    </style:style>
    <style:style style:name="Mpr1" style:family="presentation" style:parent-style-name="Standard-outline1">
      <style:graphic-properties draw:stroke="none" svg:stroke-width="0cm" draw:fill="none" draw:textarea-vertical-align="bottom" draw:auto-grow-height="false" draw:fit-to-size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38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38cm"/>
    </style:style>
    <style:style style:name="Mpr9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38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38cm"/>
    </style:style>
    <style:style style:name="Mpr13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backgroundobjects">
      <style:graphic-properties draw:stroke="none" draw:fill="none" draw:fill-color="#ffffff" draw:auto-grow-height="false" fo:min-height="1.38cm"/>
    </style:style>
    <style:style style:name="Mpr17" style:family="presentation" style:parent-style-name="Standard_20_3-backgroundobjects">
      <style:graphic-properties draw:stroke="none" draw:fill="none" draw:fill-color="#ffffff" draw:textarea-vertical-align="bottom" draw:auto-grow-height="false" fo:min-height="1.38cm"/>
    </style:style>
    <style:style style:name="Mpr18" style:family="presentation" style:parent-style-name="Standard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Standard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Standard_20_4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21" style:family="presentation" style:parent-style-name="Standard_20_4-backgroundobjects">
      <style:graphic-properties draw:stroke="none" draw:fill="none" draw:fill-color="#ffffff" draw:auto-grow-height="false" fo:min-height="1.38cm"/>
    </style:style>
    <style:style style:name="Mpr22" style:family="presentation" style:parent-style-name="Standard_20_4-backgroundobjects">
      <style:graphic-properties draw:stroke="none" draw:fill="none" draw:fill-color="#ffffff" draw:textarea-vertical-align="bottom" draw:auto-grow-height="false" fo:min-height="1.38cm"/>
    </style:style>
    <style:style style:name="Mpr23" style:family="presentation" style:parent-style-name="Standard_20_5-outline1">
      <style:graphic-properties draw:stroke="none" svg:stroke-width="0cm" draw:fill="none" draw:textarea-vertical-align="bottom" draw:auto-grow-height="false" draw:fit-to-size="false" fo:min-height="12.573cm" fo:padding-top="0.125cm" fo:padding-bottom="0.125cm" fo:padding-left="0.25cm" fo:padding-right="0.25cm" fo:wrap-option="wrap"/>
    </style:style>
    <style:style style:name="Mpr24" style:family="presentation" style:parent-style-name="Standard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5" style:family="presentation" style:parent-style-name="Standard_20_5-backgroundobjects">
      <style:graphic-properties draw:stroke="none" draw:fill="none" draw:fill-color="#ffffff" draw:auto-grow-height="false" fo:min-height="1.38cm"/>
    </style:style>
    <style:style style:name="Mpr26" style:family="presentation" style:parent-style-name="Standard_20_5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cm" fo:margin-bottom="0cm" style:line-height-at-least="1.834cm" fo:text-align="start" fo:text-indent="0cm" style:punctuation-wrap="simple" style:writing-mode="lr-tb"/>
      <style:text-properties fo:font-size="18pt"/>
    </style:style>
    <style:style style:name="MP10" style:family="paragraph">
      <style:paragraph-properties fo:margin-left="0cm" fo:margin-right="0cm" style:line-height-at-least="1.834cm" fo:text-indent="0cm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text-align="start" style:punctuation-wrap="simple" style:writing-mode="lr-tb"/>
      <style:text-properties fo:font-size="18pt"/>
    </style:style>
    <style:style style:name="MP13" style:family="paragraph">
      <style:paragraph-properties fo:margin-left="0.953cm" fo:margin-right="0cm" fo:margin-top="0.183cm" fo:margin-bottom="0cm" fo:text-align="start" fo:text-indent="-0.952cm" style:punctuation-wrap="simple" style:writing-mode="lr-tb"/>
      <style:text-properties fo:font-size="18pt"/>
    </style:style>
    <style:style style:name="MP14" style:family="paragraph">
      <style:paragraph-properties fo:margin-left="0cm" fo:margin-right="0cm" fo:margin-top="0.169cm" fo:margin-bottom="0cm" fo:text-align="start" fo:text-indent="0cm" style:punctuation-wrap="simple" style:writing-mode="lr-tb"/>
      <style:text-properties fo:font-size="18pt"/>
    </style:style>
    <style:style style:name="MP15" style:family="paragraph">
      <style:paragraph-properties fo:margin-left="0cm" fo:margin-right="0cm" fo:margin-top="0.141cm" fo:margin-bottom="0cm" fo:text-align="start" fo:text-indent="0cm" style:punctuation-wrap="simple" style:writing-mode="lr-tb"/>
      <style:text-properties fo:font-size="18pt"/>
    </style:style>
    <style:style style:name="MP16" style:family="paragraph">
      <style:paragraph-properties fo:margin-left="0.953cm" fo:margin-right="0cm" fo:margin-top="0.112cm" fo:margin-bottom="0cm" fo:text-align="start" fo:text-indent="-0.952cm" style:punctuation-wrap="simple" style:writing-mode="lr-tb"/>
      <style:text-properties fo:font-size="18pt"/>
    </style:style>
    <style:style style:name="MT1" style:family="text">
      <style:text-properties fo:color="#000000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fo:font-family="'Wingdings 3'" style:font-family-generic="roman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MT4" style:family="text">
      <style:text-properties fo:color="#000000" style:text-line-through-style="none" fo:font-family="Wingdings" fo:font-size="8pt" fo:letter-spacing="normal" fo:font-style="normal" style:text-underline-style="none" fo:font-weight="normal" style:font-family-asian="'ＭＳ Ｐゴシック'" style:font-size-asian="8pt" style:font-style-asian="normal" style:font-weight-asian="normal" style:font-family-complex="Arial" style:font-family-generic-complex="swiss" style:font-size-complex="8pt" style:font-style-complex="normal" style:font-weight-complex="normal"/>
    </style:style>
    <style:style style:name="MT5" style:family="text">
      <style:text-properties fo:color="#595959" style:text-line-through-style="none" fo:font-family="Arial" fo:font-size="50pt" fo:letter-spacing="normal" fo:font-style="normal" style:text-underline-style="none" fo:font-weight="normal" style:font-family-asian="'ＭＳ Ｐゴシック'" style:font-size-asian="50pt" style:font-style-asian="normal" style:font-weight-asian="normal" style:font-family-complex="'ＭＳ Ｐゴシック'" style:font-size-complex="50pt" style:font-style-complex="normal" style:font-weight-complex="normal"/>
    </style:style>
    <style:style style:name="MT6" style:family="text">
      <style:text-properties fo:color="#595959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'ＭＳ Ｐゴシック'" style:font-size-complex="20pt" style:font-style-complex="normal" style:font-weight-complex="bold"/>
    </style:style>
    <style:style style:name="MT7" style:family="text">
      <style:text-properties fo:color="#595959" style:text-line-through-style="none" fo:font-family="Arial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8" style:family="text">
      <style:text-properties fo:color="#595959" style:text-line-through-style="none" fo:font-family="Arial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ＭＳ Ｐゴシック'" style:font-size-complex="26pt" style:font-style-complex="normal" style:font-weight-complex="normal"/>
    </style:style>
    <style:style style:name="MT9" style:family="text">
      <style:text-properties fo:color="#595959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10" style:family="text">
      <style:text-properties fo:color="#595959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11" style:family="text">
      <style:text-properties fo:color="#595959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12" style:family="text">
      <style:text-properties fo:color="#000000" style:text-line-through-style="none" fo:font-family="Arial" style:font-family-generic="swiss" fo:font-size="12pt" fo:letter-spacing="normal" fo:font-style="normal" style:text-underline-style="none" fo:font-weight="normal" style:font-family-asian="'MS PGothic'" style:font-pitch-asian="fixed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color="#595959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7014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f70146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§">
        <style:list-level-properties text:space-before="0.001cm" text:min-label-width="0.753cm"/>
        <style:text-properties fo:font-family="Wingdings" fo:color="#f7014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§">
        <style:list-level-properties text:space-before="0.001cm" text:min-label-width="0.753cm"/>
        <style:text-properties fo:font-family="Wingdings" fo:color="#f70146" fo:font-size="75%"/>
      </text:list-level-style-bullet>
      <text:list-level-style-bullet text:level="3" text:bullet-char="§">
        <style:list-level-properties text:space-before="1.492cm" text:min-label-width="0.753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§">
        <style:list-level-properties text:space-before="0.001cm" text:min-label-width="0.753cm"/>
        <style:text-properties fo:font-family="Wingdings" fo:color="#f70146" fo:font-size="75%"/>
      </text:list-level-style-bullet>
      <text:list-level-style-bullet text:level="3" text:bullet-char="§">
        <style:list-level-properties text:space-before="1.492cm" text:min-label-width="0.753cm"/>
        <style:text-properties fo:font-family="Wingdings" style:use-window-font-color="true" fo:font-size="45%"/>
      </text:list-level-style-bullet>
      <text:list-level-style-bullet text:level="4" text:bullet-char="§">
        <style:list-level-properties text:space-before="3.48cm" text:min-label-width="0.515cm"/>
        <style:text-properties fo:font-family="Wingdings" fo:color="#a6a6a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§">
        <style:list-level-properties text:space-before="0.001cm" text:min-label-width="0.753cm"/>
        <style:text-properties fo:font-family="Wingdings" fo:color="#f70146" fo:font-size="75%"/>
      </text:list-level-style-bullet>
      <text:list-level-style-bullet text:level="3" text:bullet-char="§">
        <style:list-level-properties text:space-before="1.492cm" text:min-label-width="0.753cm"/>
        <style:text-properties fo:font-family="Wingdings" style:use-window-font-color="true" fo:font-size="45%"/>
      </text:list-level-style-bullet>
      <text:list-level-style-bullet text:level="4" text:bullet-char="§">
        <style:list-level-properties text:space-before="3.48cm" text:min-label-width="0.515cm"/>
        <style:text-properties fo:font-family="Wingdings" fo:color="#a6a6a6" fo:font-size="75%"/>
      </text:list-level-style-bullet>
      <text:list-level-style-bullet text:level="5" text:bullet-char="-">
        <style:list-level-properties text:space-before="4.976cm" text:min-label-width="0.519cm"/>
        <style:text-properties fo:font-family="'Lucida Grande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line draw:name="Gerade Verbindung 7" draw:style-name="Mgr4" draw:text-style-name="MP4" draw:layer="backgroundobjects" svg:x1="2.002cm" svg:y1="1.397cm" svg:x2="24.8cm" svg:y2="1.402cm">
        <text:p/>
      </draw:line>
      <draw:custom-shape draw:name="Rechteck 8" draw:style-name="Mgr5" draw:text-style-name="MP3" draw:layer="backgroundobjects" svg:width="1.397cm" svg:height="1.401cm" svg:x="0cm" svg:y="1.398cm">
        <text:p/>
        <draw:enhanced-geometry svg:viewBox="0 0 21600 21600" draw:type="rectangle" draw:enhanced-path="M 0 0 L 21600 0 21600 21600 0 21600 0 0 Z N"/>
      </draw:custom-shape>
      <draw:frame draw:name="Picture 9" draw:style-name="Mgr6" draw:text-style-name="MP4" draw:layer="backgroundobjects" svg:width="2.526cm" svg:height="1.022cm" svg:x="22.309cm" svg:y="0.212cm">
        <draw:image xlink:href="Pictures/100002010000049D000001D94EB33029.png" xlink:type="simple" xlink:show="embed" xlink:actuate="onLoad">
          <text:p/>
        </draw:image>
      </draw:fram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custom-shape draw:name="Rechteck 2" draw:style-name="Mgr9" draw:text-style-name="MP3" draw:layer="backgroundobjects" svg:width="25.399cm" svg:height="17.651cm" svg:x="0cm" svg:y="0cm">
        <text:p/>
        <draw:enhanced-geometry svg:viewBox="0 0 21600 21600" draw:type="rectangle" draw:enhanced-path="M 0 0 L 21600 0 21600 21600 0 21600 0 0 Z N"/>
      </draw:custom-shape>
      <draw:frame draw:name="Bild 7" draw:style-name="Mgr10" draw:text-style-name="MP4" draw:layer="backgroundobjects" svg:width="30.245cm" svg:height="14.644cm" svg:x="-5.552cm" svg:y="4.141cm">
        <draw:image xlink:href="Pictures/100002010000049D0000023CE19C669C.png" xlink:type="simple" xlink:show="embed" xlink:actuate="onLoad">
          <text:p/>
        </draw:image>
      </draw:frame>
      <draw:custom-shape draw:name="Textfeld 271" draw:style-name="Mgr11" draw:text-style-name="MP3" draw:layer="backgroundobjects" svg:width="18.877cm" svg:height="0.633cm" svg:x="2.002cm" svg:y="1.221cm">
        <text:p text:style-name="MP6"><text:span text:style-name="MT3">S <text:s text:c="2"/>C <text:s text:c="2"/>I <text:s text:c="2"/>E <text:s text:c="2"/>N <text:s text:c="2"/>C <text:s text:c="2"/>E <text:s text:c="3"/></text:span><text:span text:style-name="MT4"></text:span><text:span text:style-name="MT3"> <text:s text:c="5"/>P <text:s text:c="2"/>A <text:s text:c="2"/>S <text:s text:c="2"/>S <text:s text:c="2"/>I <text:s text:c="2"/>O <text:s text:c="2"/>N <text:s text:c="5"/></text:span><text:span text:style-name="MT4"></text:span><text:span text:style-name="MT3"> <text:s text:c="5"/>T <text:s text:c="2"/>E <text:s text:c="2"/>C <text:s text:c="2"/>H <text:s text:c="2"/>N <text:s text:c="2"/>O <text:s text:c="2"/>L <text:s text:c="2"/>O <text:s text:c="2"/>G <text:s text:c="2"/>Y</text:span></text:p>
        <draw:enhanced-geometry svg:viewBox="0 0 21600 21600" draw:type="rectangle" draw:enhanced-path="M 0 0 L 21600 0 21600 21600 0 21600 0 0 Z N"/>
      </draw:custom-shape>
      <draw:frame draw:name="Picture 9" draw:style-name="Mgr6" draw:text-style-name="MP4" draw:layer="backgroundobjects" svg:width="3.421cm" svg:height="1.388cm" svg:x="20.518cm" svg:y="0.785cm">
        <draw:image xlink:href="Pictures/100002010000049D000001D94EB33029.png" xlink:type="simple" xlink:show="embed" xlink:actuate="onLoad">
          <text:p/>
        </draw:image>
      </draw:frame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frame draw:name="Textplatzhalter 11" presentation:style-name="Mpr1" draw:text-style-name="MP3" draw:layer="backgroundobjects" svg:width="22.692cm" svg:height="6.913cm" svg:x="2.002cm" svg:y="3.151cm" presentation:class="outline" presentation:user-transformed="true">
        <draw:text-box>
          <text:list text:style-name="ML5">
            <text:list-item>
              <text:p text:style-name="MP8"><text:span text:style-name="MT5">Klicken Sie, um die Formate des Gliederungstextes zu bearbeiten</text:span></text:p>
              <text:list>
                <text:list-item>
                  <text:p text:style-name="MP8"><text:span text:style-name="MT5">Zweite Gliederungsebene</text:span></text:p>
                  <text:list>
                    <text:list-item>
                      <text:p text:style-name="MP8"><text:span text:style-name="MT5">Dritte Gliederungsebene</text:span></text:p>
                      <text:list>
                        <text:list-item>
                          <text:p text:style-name="MP8"><text:span text:style-name="MT5">Vierte Gliederungsebene</text:span></text:p>
                          <text:list>
                            <text:list-item>
                              <text:p text:style-name="MP8"><text:span text:style-name="MT5">Fünfte Gliederungsebene</text:span></text:p>
                              <text:list>
                                <text:list-item>
                                  <text:p text:style-name="MP8"><text:span text:style-name="MT5">Sechste Gliederungsebene</text:span></text:p>
                                  <text:list>
                                    <text:list-item>
                                      <text:p text:style-name="MP8"><text:span text:style-name="MT5">Siebente Gliederungsebene</text:span></text:p>
                                      <text:list>
                                        <text:list-item>
                                          <text:p text:style-name="MP8"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eunte GliederungsebeneMastertextformat bearbeiten</text:span></text:p>
          <text:p text:style-name="MP10"><text:span text:style-name="MT6">Zweite Ebene</text:span></text:p>
        </draw:text-box>
      </draw:frame>
      <draw:frame draw:name="Datumsplatzhalter 3" presentation:style-name="Mpr2" draw:text-style-name="MP11" draw:layer="backgroundobjects" svg:width="10.344cm" svg:height="0.599cm" svg:x="2.002cm" svg:y="16.554cm" presentation:class="date-time" presentation:user-transformed="true">
        <draw:text-box>
          <text:p/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2"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line draw:name="Gerade Verbindung 7" draw:style-name="Mgr4" draw:text-style-name="MP4" draw:layer="backgroundobjects" svg:x1="2.002cm" svg:y1="1.397cm" svg:x2="24.8cm" svg:y2="1.402cm">
        <text:p/>
      </draw:line>
      <draw:custom-shape draw:name="Rechteck 8" draw:style-name="Mgr5" draw:text-style-name="MP3" draw:layer="backgroundobjects" svg:width="1.397cm" svg:height="1.401cm" svg:x="0cm" svg:y="1.398cm">
        <text:p/>
        <draw:enhanced-geometry svg:viewBox="0 0 21600 21600" draw:type="rectangle" draw:enhanced-path="M 0 0 L 21600 0 21600 21600 0 21600 0 0 Z N"/>
      </draw:custom-shape>
      <draw:frame draw:name="Picture 9" draw:style-name="Mgr6" draw:text-style-name="MP4" draw:layer="backgroundobjects" svg:width="2.526cm" svg:height="1.022cm" svg:x="22.309cm" svg:y="0.212cm">
        <draw:image xlink:href="Pictures/100002010000049D000001D94EB33029.png" xlink:type="simple" xlink:show="embed" xlink:actuate="onLoad">
          <text:p/>
        </draw:image>
      </draw:fram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frame draw:name="Titel 1" presentation:style-name="Mpr5" draw:text-style-name="MP3" draw:layer="backgroundobjects" svg:width="22.859cm" svg:height="3.174cm" svg:x="2.002cm" svg:y="1.671cm" presentation:class="title" presentation:user-transformed="true">
        <draw:text-box>
          <text:p text:style-name="MP12"><text:span text:style-name="MT7">Klicken Sie, um das Format des Titeltextes zu bearbeitenMastertitelformat bearbeiten</text:span></text:p>
        </draw:text-box>
      </draw:frame>
      <draw:frame draw:name="Inhaltsplatzhalter 2" presentation:style-name="Mpr6" draw:text-style-name="MP3" draw:layer="backgroundobjects" svg:width="22.859cm" svg:height="12.571cm" svg:x="2.002cm" svg:y="5.001cm" presentation:class="outline" presentation:user-transformed="true">
        <draw:text-box>
          <text:list text:style-name="ML5">
            <text:list-item>
              <text:p text:style-name="MP8"><text:span text:style-name="MT8">Klicken Sie, um die Formate des Gliederungstextes zu bearbeiten</text:span></text:p>
              <text:list>
                <text:list-item>
                  <text:p text:style-name="MP8"><text:span text:style-name="MT8">Zweite Gliederungsebene</text:span></text:p>
                  <text:list>
                    <text:list-item>
                      <text:p text:style-name="MP8"><text:span text:style-name="MT8">Dritte Gliederungsebene</text:span></text:p>
                      <text:list>
                        <text:list-item>
                          <text:p text:style-name="MP8"><text:span text:style-name="MT8">Vierte Gliederungsebene</text:span></text:p>
                          <text:list>
                            <text:list-item>
                              <text:p text:style-name="MP8"><text:span text:style-name="MT8">Fünfte Gliederungsebene</text:span></text:p>
                              <text:list>
                                <text:list-item>
                                  <text:p text:style-name="MP8"><text:span text:style-name="MT8">Sechste Gliederungsebene</text:span></text:p>
                                  <text:list>
                                    <text:list-item>
                                      <text:p text:style-name="MP8"><text:span text:style-name="MT8">Siebente Gliederungsebene</text:span></text:p>
                                      <text:list>
                                        <text:list-item>
                                          <text:p text:style-name="MP8"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Neunte GliederungsebeneMastertextformat bearbeiten</text:span></text:p>
          <text:list text:style-name="ML10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_20_1-title" draw:layer="backgroundobjects" svg:width="13.807cm" svg:height="10.355cm" svg:x="2.557cm" svg:y="2.098cm" presentation:class="page"/>
        <draw:frame presentation:style-name="Standard_20_1-notes" draw:layer="backgroundobjects" svg:width="15.136cm" svg:height="12.427cm" svg:x="1.892cm" svg:y="13.118cm" presentation:class="notes" presentation:placeholder="true">
          <draw:text-box/>
        </draw:frame>
        <draw:frame presentation:style-name="Mpr7" draw:text-style-name="MP1" draw:layer="backgroundobjects" svg:width="8.211cm" svg:height="1.37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11cm" svg:height="1.379cm" svg:x="10.71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11cm" svg:height="1.379cm" svg:x="0cm" svg:y="26.238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11cm" svg:height="1.379cm" svg:x="10.71cm" svg:y="26.238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2"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line draw:name="Gerade Verbindung 7" draw:style-name="Mgr4" draw:text-style-name="MP4" draw:layer="backgroundobjects" svg:x1="2.002cm" svg:y1="1.397cm" svg:x2="24.8cm" svg:y2="1.402cm">
        <text:p/>
      </draw:line>
      <draw:custom-shape draw:name="Rechteck 8" draw:style-name="Mgr5" draw:text-style-name="MP3" draw:layer="backgroundobjects" svg:width="1.397cm" svg:height="1.401cm" svg:x="0cm" svg:y="1.398cm">
        <text:p/>
        <draw:enhanced-geometry svg:viewBox="0 0 21600 21600" draw:type="rectangle" draw:enhanced-path="M 0 0 L 21600 0 21600 21600 0 21600 0 0 Z N"/>
      </draw:custom-shape>
      <draw:frame draw:name="Picture 9" draw:style-name="Mgr6" draw:text-style-name="MP4" draw:layer="backgroundobjects" svg:width="2.526cm" svg:height="1.022cm" svg:x="22.309cm" svg:y="0.212cm">
        <draw:image xlink:href="Pictures/100002010000049D000001D94EB33029.png" xlink:type="simple" xlink:show="embed" xlink:actuate="onLoad">
          <text:p/>
        </draw:image>
      </draw:fram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frame draw:name="Titel 1" presentation:style-name="Mpr9" draw:text-style-name="MP3" draw:layer="backgroundobjects" svg:width="22.859cm" svg:height="3.174cm" svg:x="2.002cm" svg:y="1.671cm" presentation:class="title" presentation:user-transformed="true">
        <draw:text-box>
          <text:p text:style-name="MP12"><text:span text:style-name="MT7">Klicken Sie, um das Format des Titeltextes zu bearbeitenTitelmasterformat durch Klicken bearbeiten</text:span></text:p>
        </draw:text-box>
      </draw:frame>
      <draw:frame draw:name="Inhaltsplatzhalter 2" presentation:style-name="Mpr10" draw:text-style-name="MP3" draw:layer="backgroundobjects" svg:width="22.859cm" svg:height="12.571cm" svg:x="2.002cm" svg:y="5.001cm" presentation:class="outline" presentation:user-transformed="true">
        <draw:text-box>
          <text:list text:style-name="ML5">
            <text:list-item>
              <text:p text:style-name="MP8"><text:span text:style-name="MT8">Klicken Sie, um die Formate des Gliederungstextes zu bearbeiten</text:span></text:p>
              <text:list>
                <text:list-item>
                  <text:p text:style-name="MP8"><text:span text:style-name="MT8">Zweite Gliederungsebene</text:span></text:p>
                  <text:list>
                    <text:list-item>
                      <text:p text:style-name="MP8"><text:span text:style-name="MT8">Dritte Gliederungsebene</text:span></text:p>
                      <text:list>
                        <text:list-item>
                          <text:p text:style-name="MP8"><text:span text:style-name="MT8">Vierte Gliederungsebene</text:span></text:p>
                          <text:list>
                            <text:list-item>
                              <text:p text:style-name="MP8"><text:span text:style-name="MT8">Fünfte Gliederungsebene</text:span></text:p>
                              <text:list>
                                <text:list-item>
                                  <text:p text:style-name="MP8"><text:span text:style-name="MT8">Sechste Gliederungsebene</text:span></text:p>
                                  <text:list>
                                    <text:list-item>
                                      <text:p text:style-name="MP8"><text:span text:style-name="MT8">Siebente Gliederungsebene</text:span></text:p>
                                      <text:list>
                                        <text:list-item>
                                          <text:p text:style-name="MP8"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Neunte GliederungsebeneTextmasterformat bearbeiten</text:span></text:p>
          <text:list text:style-name="ML10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_20_2-title" draw:layer="backgroundobjects" svg:width="13.807cm" svg:height="10.355cm" svg:x="2.557cm" svg:y="2.098cm" presentation:class="page"/>
        <draw:frame presentation:style-name="Standard_20_2-notes" draw:layer="backgroundobjects" svg:width="15.136cm" svg:height="12.427cm" svg:x="1.892cm" svg:y="13.118cm" presentation:class="notes" presentation:placeholder="true">
          <draw:text-box/>
        </draw:frame>
        <draw:frame presentation:style-name="Mpr11" draw:text-style-name="MP1" draw:layer="backgroundobjects" svg:width="8.211cm" svg:height="1.37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11cm" svg:height="1.379cm" svg:x="10.71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11cm" svg:height="1.379cm" svg:x="0cm" svg:y="26.238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11cm" svg:height="1.379cm" svg:x="10.71cm" svg:y="26.238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3" style:display-name="Standard 3" style:page-layout-name="PM1" draw:style-name="Mdp2"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line draw:name="Gerade Verbindung 7" draw:style-name="Mgr4" draw:text-style-name="MP4" draw:layer="backgroundobjects" svg:x1="2.002cm" svg:y1="1.397cm" svg:x2="24.8cm" svg:y2="1.402cm">
        <text:p/>
      </draw:line>
      <draw:custom-shape draw:name="Rechteck 8" draw:style-name="Mgr5" draw:text-style-name="MP3" draw:layer="backgroundobjects" svg:width="1.397cm" svg:height="1.401cm" svg:x="0cm" svg:y="1.398cm">
        <text:p/>
        <draw:enhanced-geometry svg:viewBox="0 0 21600 21600" draw:type="rectangle" draw:enhanced-path="M 0 0 L 21600 0 21600 21600 0 21600 0 0 Z N"/>
      </draw:custom-shape>
      <draw:frame draw:name="Picture 9" draw:style-name="Mgr6" draw:text-style-name="MP4" draw:layer="backgroundobjects" svg:width="2.526cm" svg:height="1.022cm" svg:x="22.309cm" svg:y="0.212cm">
        <draw:image xlink:href="Pictures/100002010000049D000001D94EB33029.png" xlink:type="simple" xlink:show="embed" xlink:actuate="onLoad">
          <text:p/>
        </draw:image>
      </draw:fram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frame draw:name="Titel 1" presentation:style-name="Mpr13" draw:text-style-name="MP3" draw:layer="backgroundobjects" svg:width="22.859cm" svg:height="3.174cm" svg:x="2cm" svg:y="1.67cm" presentation:class="title" presentation:user-transformed="true">
        <draw:text-box>
          <text:p text:style-name="MP12"><text:span text:style-name="MT7">Klicken Sie, um das Format des Titeltextes zu bearbeitenMastertitelformat bearbeiten</text:span></text:p>
        </draw:text-box>
      </draw:frame>
      <draw:frame draw:name="Inhaltsplatzhalter 2" presentation:style-name="Mpr14" draw:text-style-name="MP3" draw:layer="backgroundobjects" svg:width="10.999cm" svg:height="12.571cm" svg:x="2cm" svg:y="5cm" presentation:class="outline" presentation:user-transformed="true">
        <draw:text-box>
          <text:list text:style-name="ML5">
            <text:list-item>
              <text:p text:style-name="MP8"><text:span text:style-name="MT8">Klicken Sie, um die Formate des Gliederungstextes zu bearbeiten</text:span></text:p>
              <text:list>
                <text:list-item>
                  <text:p text:style-name="MP8"><text:span text:style-name="MT8">Zweite Gliederungsebene</text:span></text:p>
                  <text:list>
                    <text:list-item>
                      <text:p text:style-name="MP8"><text:span text:style-name="MT8">Dritte Gliederungsebene</text:span></text:p>
                      <text:list>
                        <text:list-item>
                          <text:p text:style-name="MP8"><text:span text:style-name="MT8">Vierte Gliederungsebene</text:span></text:p>
                          <text:list>
                            <text:list-item>
                              <text:p text:style-name="MP8"><text:span text:style-name="MT8">Fünfte Gliederungsebene</text:span></text:p>
                              <text:list>
                                <text:list-item>
                                  <text:p text:style-name="MP8"><text:span text:style-name="MT8">Sechste Gliederungsebene</text:span></text:p>
                                  <text:list>
                                    <text:list-item>
                                      <text:p text:style-name="MP8"><text:span text:style-name="MT8">Siebente Gliederungsebene</text:span></text:p>
                                      <text:list>
                                        <text:list-item>
                                          <text:p text:style-name="MP8"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Neunte GliederungsebeneMastertextformat bearbeiten</text:span></text:p>
          <text:list text:style-name="ML10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4" draw:text-style-name="MP3" draw:layer="backgroundobjects" svg:width="10.999cm" svg:height="12.571cm" svg:x="13.8cm" svg:y="5cm" presentation:class="outline" presentation:user-transformed="true">
        <draw:text-box>
          <text:list text:style-name="ML5">
            <text:list-item>
              <text:p text:style-name="MP8"><text:span text:style-name="MT8">Klicken Sie, um die Formate des Gliederungstextes zu bearbeiten</text:span></text:p>
              <text:list>
                <text:list-item>
                  <text:p text:style-name="MP8"><text:span text:style-name="MT8">Zweite Gliederungsebene</text:span></text:p>
                  <text:list>
                    <text:list-item>
                      <text:p text:style-name="MP8"><text:span text:style-name="MT8">Dritte Gliederungsebene</text:span></text:p>
                      <text:list>
                        <text:list-item>
                          <text:p text:style-name="MP8"><text:span text:style-name="MT8">Vierte Gliederungsebene</text:span></text:p>
                          <text:list>
                            <text:list-item>
                              <text:p text:style-name="MP8"><text:span text:style-name="MT8">Fünfte Gliederungsebene</text:span></text:p>
                              <text:list>
                                <text:list-item>
                                  <text:p text:style-name="MP8"><text:span text:style-name="MT8">Sechste Gliederungsebene</text:span></text:p>
                                  <text:list>
                                    <text:list-item>
                                      <text:p text:style-name="MP8"><text:span text:style-name="MT8">Siebente Gliederungsebene</text:span></text:p>
                                      <text:list>
                                        <text:list-item>
                                          <text:p text:style-name="MP8"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Neunte GliederungsebeneMastertextformat bearbeiten</text:span></text:p>
          <text:list text:style-name="ML10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5" presentation:style-name="Mpr15" draw:text-style-name="MP3" draw:layer="backgroundobjects" svg:width="22.859cm" svg:height="0.704cm" svg:x="2.002cm" svg:y="0.53cm" presentation:class="outline" presentation:user-transformed="true">
        <draw:text-box>
          <text:list text:style-name="ML5">
            <text:list-item>
              <text:p text:style-name="MP8"><text:span text:style-name="MT11">Klicken Sie, um die Formate des Gliederungstextes zu bearbeiten</text:span></text:p>
              <text:list>
                <text:list-item>
                  <text:p text:style-name="MP8"><text:span text:style-name="MT11">Zweite Gliederungsebene</text:span></text:p>
                  <text:list>
                    <text:list-item>
                      <text:p text:style-name="MP8"><text:span text:style-name="MT11">Dritte Gliederungsebene</text:span></text:p>
                      <text:list>
                        <text:list-item>
                          <text:p text:style-name="MP8"><text:span text:style-name="MT11">Vierte Gliederungsebene</text:span></text:p>
                          <text:list>
                            <text:list-item>
                              <text:p text:style-name="MP8"><text:span text:style-name="MT11">Fünfte Gliederungsebene</text:span></text:p>
                              <text:list>
                                <text:list-item>
                                  <text:p text:style-name="MP8"><text:span text:style-name="MT11">Sechste Gliederungsebene</text:span></text:p>
                                  <text:list>
                                    <text:list-item>
                                      <text:p text:style-name="MP8"><text:span text:style-name="MT11">Siebente Gliederungsebene</text:span></text:p>
                                      <text:list>
                                        <text:list-item>
                                          <text:p text:style-name="MP8"><text:span text:style-name="MT11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Neunte GliederungsebeneMastertextformat bearbeiten</text:span></text:p>
        </draw:text-box>
      </draw:frame>
      <presentation:notes style:page-layout-name="PM2">
        <draw:page-thumbnail presentation:style-name="Standard_20_3-title" draw:layer="backgroundobjects" svg:width="13.807cm" svg:height="10.355cm" svg:x="2.557cm" svg:y="2.098cm" presentation:class="page"/>
        <draw:frame presentation:style-name="Standard_20_3-notes" draw:layer="backgroundobjects" svg:width="15.136cm" svg:height="12.427cm" svg:x="1.892cm" svg:y="13.118cm" presentation:class="notes" presentation:placeholder="true">
          <draw:text-box/>
        </draw:frame>
        <draw:frame presentation:style-name="Mpr16" draw:text-style-name="MP1" draw:layer="backgroundobjects" svg:width="8.211cm" svg:height="1.37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8.211cm" svg:height="1.379cm" svg:x="10.71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8.211cm" svg:height="1.379cm" svg:x="0cm" svg:y="26.238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8.211cm" svg:height="1.379cm" svg:x="10.71cm" svg:y="26.238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4" style:display-name="Standard 4" style:page-layout-name="PM1" draw:style-name="Mdp2"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line draw:name="Gerade Verbindung 7" draw:style-name="Mgr4" draw:text-style-name="MP4" draw:layer="backgroundobjects" svg:x1="2.002cm" svg:y1="1.397cm" svg:x2="24.8cm" svg:y2="1.402cm">
        <text:p/>
      </draw:line>
      <draw:custom-shape draw:name="Rechteck 8" draw:style-name="Mgr5" draw:text-style-name="MP3" draw:layer="backgroundobjects" svg:width="1.397cm" svg:height="1.401cm" svg:x="0cm" svg:y="1.398cm">
        <text:p/>
        <draw:enhanced-geometry svg:viewBox="0 0 21600 21600" draw:type="rectangle" draw:enhanced-path="M 0 0 L 21600 0 21600 21600 0 21600 0 0 Z N"/>
      </draw:custom-shape>
      <draw:frame draw:name="Picture 9" draw:style-name="Mgr6" draw:text-style-name="MP4" draw:layer="backgroundobjects" svg:width="2.526cm" svg:height="1.022cm" svg:x="22.309cm" svg:y="0.212cm">
        <draw:image xlink:href="Pictures/100002010000049D000001D94EB33029.png" xlink:type="simple" xlink:show="embed" xlink:actuate="onLoad">
          <text:p/>
        </draw:image>
      </draw:fram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line draw:name="Gerade Verbindung 7" draw:style-name="Mgr4" draw:text-style-name="MP4" draw:layer="backgroundobjects" svg:x1="2.002cm" svg:y1="1.397cm" svg:x2="24.8cm" svg:y2="1.402cm">
        <text:p/>
      </draw:line>
      <draw:custom-shape draw:name="Rechteck 5" draw:style-name="Mgr5" draw:text-style-name="MP3" draw:layer="backgroundobjects" svg:width="1.397cm" svg:height="1.401cm" svg:x="0cm" svg:y="1.398cm">
        <text:p/>
        <draw:enhanced-geometry svg:viewBox="0 0 21600 21600" draw:type="rectangle" draw:enhanced-path="M 0 0 L 21600 0 21600 21600 0 21600 0 0 Z N"/>
      </draw:custom-shape>
      <draw:frame draw:name="Picture 9" draw:style-name="Mgr12" draw:text-style-name="MP4" draw:layer="backgroundobjects" svg:width="2.526cm" svg:height="1.022cm" svg:x="22.309cm" svg:y="0.212cm">
        <draw:image xlink:href="Pictures/10000201000000D900000056ECA49BAD.png" xlink:type="simple" xlink:show="embed" xlink:actuate="onLoad">
          <text:p/>
        </draw:image>
      </draw:fram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2"><text:page-number>&lt;Nummer&gt;</text:page-number></text:span></text:p>
        <draw:enhanced-geometry svg:viewBox="0 0 21600 21600" draw:type="rectangle" draw:enhanced-path="M 0 0 L 21600 0 21600 21600 0 21600 0 0 Z N"/>
      </draw:custom-shape>
      <draw:frame draw:name="Titel 1" presentation:style-name="Mpr18" draw:text-style-name="MP3" draw:layer="backgroundobjects" svg:width="22.859cm" svg:height="3.174cm" svg:x="2.002cm" svg:y="1.671cm" presentation:class="title" presentation:user-transformed="true">
        <draw:text-box>
          <text:p text:style-name="MP12"><text:span text:style-name="MT7">Klicken Sie, um das Format des Titeltextes zu bearbeitenMastertitelformat bearbeiten</text:span></text:p>
        </draw:text-box>
      </draw:frame>
      <draw:frame draw:name="Inhaltsplatzhalter 2" presentation:style-name="Mpr19" draw:text-style-name="MP3" draw:layer="backgroundobjects" svg:width="22.859cm" svg:height="12.571cm" svg:x="2.002cm" svg:y="5.001cm" presentation:class="outline" presentation:user-transformed="true">
        <draw:text-box>
          <text:list text:style-name="ML5">
            <text:list-item>
              <text:p text:style-name="MP8"><text:span text:style-name="MT8">Klicken Sie, um die Formate des Gliederungstextes zu bearbeiten</text:span></text:p>
              <text:list>
                <text:list-item>
                  <text:p text:style-name="MP8"><text:span text:style-name="MT8">Zweite Gliederungsebene</text:span></text:p>
                  <text:list>
                    <text:list-item>
                      <text:p text:style-name="MP8"><text:span text:style-name="MT8">Dritte Gliederungsebene</text:span></text:p>
                      <text:list>
                        <text:list-item>
                          <text:p text:style-name="MP8"><text:span text:style-name="MT8">Vierte Gliederungsebene</text:span></text:p>
                          <text:list>
                            <text:list-item>
                              <text:p text:style-name="MP8"><text:span text:style-name="MT8">Fünfte Gliederungsebene</text:span></text:p>
                              <text:list>
                                <text:list-item>
                                  <text:p text:style-name="MP8"><text:span text:style-name="MT8">Sechste Gliederungsebene</text:span></text:p>
                                  <text:list>
                                    <text:list-item>
                                      <text:p text:style-name="MP8"><text:span text:style-name="MT8">Siebente Gliederungsebene</text:span></text:p>
                                      <text:list>
                                        <text:list-item>
                                          <text:p text:style-name="MP8"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Neunte GliederungsebeneMastertextformat bearbeiten</text:span></text:p>
          <text:list text:style-name="ML10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5" presentation:style-name="Mpr20" draw:text-style-name="MP3" draw:layer="backgroundobjects" svg:width="22.859cm" svg:height="0.869cm" svg:x="2.002cm" svg:y="0.53cm" presentation:class="outline" presentation:user-transformed="true">
        <draw:text-box>
          <text:list text:style-name="ML5">
            <text:list-item>
              <text:p text:style-name="MP8"><text:span text:style-name="MT11">Klicken Sie, um die Formate des Gliederungstextes zu bearbeiten</text:span></text:p>
              <text:list>
                <text:list-item>
                  <text:p text:style-name="MP8"><text:span text:style-name="MT11">Zweite Gliederungsebene</text:span></text:p>
                  <text:list>
                    <text:list-item>
                      <text:p text:style-name="MP8"><text:span text:style-name="MT11">Dritte Gliederungsebene</text:span></text:p>
                      <text:list>
                        <text:list-item>
                          <text:p text:style-name="MP8"><text:span text:style-name="MT11">Vierte Gliederungsebene</text:span></text:p>
                          <text:list>
                            <text:list-item>
                              <text:p text:style-name="MP8"><text:span text:style-name="MT11">Fünfte Gliederungsebene</text:span></text:p>
                              <text:list>
                                <text:list-item>
                                  <text:p text:style-name="MP8"><text:span text:style-name="MT11">Sechste Gliederungsebene</text:span></text:p>
                                  <text:list>
                                    <text:list-item>
                                      <text:p text:style-name="MP8"><text:span text:style-name="MT11">Siebente Gliederungsebene</text:span></text:p>
                                      <text:list>
                                        <text:list-item>
                                          <text:p text:style-name="MP8"><text:span text:style-name="MT11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Neunte GliederungsebeneMastertextformat bearbeiten</text:span></text:p>
        </draw:text-box>
      </draw:frame>
      <presentation:notes style:page-layout-name="PM2">
        <draw:page-thumbnail presentation:style-name="Standard_20_4-title" draw:layer="backgroundobjects" svg:width="13.807cm" svg:height="10.355cm" svg:x="2.557cm" svg:y="2.098cm" presentation:class="page"/>
        <draw:frame presentation:style-name="Standard_20_4-notes" draw:layer="backgroundobjects" svg:width="15.136cm" svg:height="12.427cm" svg:x="1.892cm" svg:y="13.118cm" presentation:class="notes" presentation:placeholder="true">
          <draw:text-box/>
        </draw:frame>
        <draw:frame presentation:style-name="Mpr21" draw:text-style-name="MP1" draw:layer="backgroundobjects" svg:width="8.211cm" svg:height="1.37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8.211cm" svg:height="1.379cm" svg:x="10.71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8.211cm" svg:height="1.379cm" svg:x="0cm" svg:y="26.238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8.211cm" svg:height="1.379cm" svg:x="10.71cm" svg:y="26.238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5" style:display-name="Standard 5" style:page-layout-name="PM1" draw:style-name="Mdp1"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line draw:name="Gerade Verbindung 7" draw:style-name="Mgr4" draw:text-style-name="MP4" draw:layer="backgroundobjects" svg:x1="2.002cm" svg:y1="1.397cm" svg:x2="24.8cm" svg:y2="1.402cm">
        <text:p/>
      </draw:line>
      <draw:custom-shape draw:name="Rechteck 8" draw:style-name="Mgr5" draw:text-style-name="MP3" draw:layer="backgroundobjects" svg:width="1.397cm" svg:height="1.401cm" svg:x="0cm" svg:y="1.398cm">
        <text:p/>
        <draw:enhanced-geometry svg:viewBox="0 0 21600 21600" draw:type="rectangle" draw:enhanced-path="M 0 0 L 21600 0 21600 21600 0 21600 0 0 Z N"/>
      </draw:custom-shape>
      <draw:frame draw:name="Picture 9" draw:style-name="Mgr6" draw:text-style-name="MP4" draw:layer="backgroundobjects" svg:width="2.526cm" svg:height="1.022cm" svg:x="22.309cm" svg:y="0.212cm">
        <draw:image xlink:href="Pictures/100002010000049D000001D94EB33029.png" xlink:type="simple" xlink:show="embed" xlink:actuate="onLoad">
          <text:p/>
        </draw:image>
      </draw:frame>
      <draw:custom-shape draw:name="Foliennummernplatzhalter 5" draw:style-name="Mgr7" draw:text-style-name="MP3" draw:layer="backgroundobjects" svg:width="1.397cm" svg:height="1.013cm" svg:x="0cm" svg:y="1.618cm">
        <text:p text:style-name="MP5"><text:span text:style-name="MT1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custom-shape draw:name="Rechteck 3" draw:style-name="Mgr9" draw:text-style-name="MP3" draw:layer="backgroundobjects" svg:width="25.399cm" svg:height="17.651cm" svg:x="0cm" svg:y="0cm">
        <text:p/>
        <draw:enhanced-geometry svg:viewBox="0 0 21600 21600" draw:type="rectangle" draw:enhanced-path="M 0 0 L 21600 0 21600 21600 0 21600 0 0 Z N"/>
      </draw:custom-shape>
      <draw:frame draw:name="Bild 7" draw:style-name="Mgr10" draw:text-style-name="MP4" draw:layer="backgroundobjects" svg:width="30.245cm" svg:height="14.644cm" svg:x="-5.552cm" svg:y="4.141cm">
        <draw:image xlink:href="Pictures/100002010000049D0000023CE19C669C.png" xlink:type="simple" xlink:show="embed" xlink:actuate="onLoad">
          <text:p/>
        </draw:image>
      </draw:frame>
      <draw:frame draw:name="Picture 9" draw:style-name="Mgr6" draw:text-style-name="MP4" draw:layer="backgroundobjects" svg:width="3.421cm" svg:height="1.388cm" svg:x="20.518cm" svg:y="0.785cm">
        <draw:image xlink:href="Pictures/100002010000049D000001D94EB33029.png" xlink:type="simple" xlink:show="embed" xlink:actuate="onLoad">
          <text:p/>
        </draw:image>
      </draw:frame>
      <draw:custom-shape draw:name="Rechteck 6" draw:style-name="Mgr3" draw:text-style-name="MP3" draw:layer="backgroundobjects" svg:width="25.399cm" svg:height="1.397cm" svg:x="0cm" svg:y="17.652cm">
        <text:p/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2.002cm" svg:y="18.093cm">
        <text:p text:style-name="MP6"><text:span text:style-name="MT2">u</text:span><text:span text:style-name="MT1"> www.tugraz.at</text:span><text:span text:style-name="MT1"><text:tab/></text:span></text:p>
        <draw:enhanced-geometry svg:viewBox="0 0 21600 21600" draw:type="rectangle" draw:enhanced-path="M 0 0 L 21600 0 21600 21600 0 21600 0 0 Z N"/>
      </draw:custom-shape>
      <draw:custom-shape draw:name="Untertitel 2" draw:style-name="Mgr8" draw:text-style-name="MP3" draw:layer="backgroundobjects" svg:width="7.989cm" svg:height="0.797cm" svg:x="16.704cm" svg:y="18.098cm">
        <text:p text:style-name="MP7"><text:span text:style-name="MT1">June 2016</text:span></text:p>
        <draw:enhanced-geometry svg:viewBox="0 0 21600 21600" draw:type="rectangle" draw:enhanced-path="M 0 0 L 21600 0 21600 21600 0 21600 0 0 Z N"/>
      </draw:custom-shape>
      <draw:frame draw:name="Textplatzhalter 11" presentation:style-name="Mpr23" draw:text-style-name="MP3" draw:layer="backgroundobjects" svg:width="22.692cm" svg:height="2.455cm" svg:x="1.99cm" svg:y="6.615cm" presentation:class="outline" presentation:user-transformed="true">
        <draw:text-box>
          <text:list text:style-name="ML5">
            <text:list-item>
              <text:p text:style-name="MP8"><text:span text:style-name="MT13">Klicken Sie, um die Formate des Gliederungstextes zu bearbeiten</text:span></text:p>
              <text:list>
                <text:list-item>
                  <text:p text:style-name="MP8"><text:span text:style-name="MT13">Zweite Gliederungsebene</text:span></text:p>
                  <text:list>
                    <text:list-item>
                      <text:p text:style-name="MP8"><text:span text:style-name="MT13">Dritte Gliederungsebene</text:span></text:p>
                      <text:list>
                        <text:list-item>
                          <text:p text:style-name="MP8"><text:span text:style-name="MT13">Vierte Gliederungsebene</text:span></text:p>
                          <text:list>
                            <text:list-item>
                              <text:p text:style-name="MP8"><text:span text:style-name="MT13">Fünfte Gliederungsebene</text:span></text:p>
                              <text:list>
                                <text:list-item>
                                  <text:p text:style-name="MP8"><text:span text:style-name="MT13">Sechste Gliederungsebene</text:span></text:p>
                                  <text:list>
                                    <text:list-item>
                                      <text:p text:style-name="MP8"><text:span text:style-name="MT13">Siebente Gliederungsebene</text:span></text:p>
                                      <text:list>
                                        <text:list-item>
                                          <text:p text:style-name="MP8"><text:span text:style-name="MT1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3">Neunte GliederungsebeneTextmasterformat bearbeiten</text:span></text:p>
        </draw:text-box>
      </draw:frame>
      <draw:frame draw:name="Textplatzhalter 11" presentation:style-name="Mpr23" draw:text-style-name="MP3" draw:layer="backgroundobjects" svg:width="22.692cm" svg:height="2.455cm" svg:x="1.99cm" svg:y="3.801cm" presentation:class="outline" presentation:user-transformed="true">
        <draw:text-box>
          <text:list text:style-name="ML5">
            <text:list-item>
              <text:p text:style-name="MP8"><text:span text:style-name="MT13">Klicken Sie, um die Formate des Gliederungstextes zu bearbeiten</text:span></text:p>
              <text:list>
                <text:list-item>
                  <text:p text:style-name="MP8"><text:span text:style-name="MT13">Zweite Gliederungsebene</text:span></text:p>
                  <text:list>
                    <text:list-item>
                      <text:p text:style-name="MP8"><text:span text:style-name="MT13">Dritte Gliederungsebene</text:span></text:p>
                      <text:list>
                        <text:list-item>
                          <text:p text:style-name="MP8"><text:span text:style-name="MT13">Vierte Gliederungsebene</text:span></text:p>
                          <text:list>
                            <text:list-item>
                              <text:p text:style-name="MP8"><text:span text:style-name="MT13">Fünfte Gliederungsebene</text:span></text:p>
                              <text:list>
                                <text:list-item>
                                  <text:p text:style-name="MP8"><text:span text:style-name="MT13">Sechste Gliederungsebene</text:span></text:p>
                                  <text:list>
                                    <text:list-item>
                                      <text:p text:style-name="MP8"><text:span text:style-name="MT13">Siebente Gliederungsebene</text:span></text:p>
                                      <text:list>
                                        <text:list-item>
                                          <text:p text:style-name="MP8"><text:span text:style-name="MT1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3">Neunte GliederungsebeneTextmasterformat bearbeiten</text:span></text:p>
        </draw:text-box>
      </draw:frame>
      <draw:frame draw:name="Datumsplatzhalter 3" presentation:style-name="Mpr24" draw:text-style-name="MP11" draw:layer="backgroundobjects" svg:width="10.344cm" svg:height="0.599cm" svg:x="2.002cm" svg:y="16.554cm" presentation:class="date-time" presentation:user-transformed="true">
        <draw:text-box>
          <text:p/>
        </draw:text-box>
      </draw:frame>
      <draw:frame presentation:style-name="Standard_20_5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Standard_20_5-title" draw:layer="backgroundobjects" svg:width="13.807cm" svg:height="10.355cm" svg:x="2.557cm" svg:y="2.098cm" presentation:class="page"/>
        <draw:frame presentation:style-name="Standard_20_5-notes" draw:layer="backgroundobjects" svg:width="15.136cm" svg:height="12.427cm" svg:x="1.892cm" svg:y="13.118cm" presentation:class="notes" presentation:placeholder="true">
          <draw:text-box/>
        </draw:frame>
        <draw:frame presentation:style-name="Mpr25" draw:text-style-name="MP1" draw:layer="backgroundobjects" svg:width="8.211cm" svg:height="1.37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8.211cm" svg:height="1.379cm" svg:x="10.71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8.211cm" svg:height="1.379cm" svg:x="0cm" svg:y="26.238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8.211cm" svg:height="1.379cm" svg:x="10.71cm" svg:y="26.238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20T15:50:51.22</dc:date>
    <meta:generator>OpenOffice/4.1.2$Win32 OpenOffice.org_project/412m3$Build-9782</meta:generator>
    <meta:editing-duration>PT1H7M31S</meta:editing-duration>
    <meta:editing-cycles>3</meta:editing-cycles>
    <meta:document-statistic meta:object-count="148"/>
  </office:meta>
</office:document-meta>
</file>